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8DB5162A3B65119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17cm, 15.249cm, 54.847cm, 10.72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289cm" svg:height="11.1cm" svg:x="0.5cm" svg:y="0.4cm">
          <draw:image xlink:href="Pictures/1000000000000BD000000FC08DB5162A3B65119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15:45:24.787128725</dc:date>
    <meta:editing-duration>PT2M36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